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9ae" fo:border="0.06pt solid #000000"/>
    </style:style>
    <style:style style:name="ce4" style:family="table-cell" style:parent-style-name="Default">
      <style:table-cell-properties fo:background-color="#c2e0ae" fo:border="0.06pt solid #000000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ata</text:p>
          </table:table-cell>
          <table:covered-table-cell table:style-name="ce2"/>
          <table:covered-table-cell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2" office:value-type="float" office:value="0.4015" calcext:value-type="float">
            <text:p>0.4015</text:p>
          </table:table-cell>
          <table:table-cell office:value-type="string" calcext:value-type="string">
            <text:p>m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style-name="ce2" office:value-type="float" office:value="0.5845" calcext:value-type="float">
            <text:p>0.5845</text:p>
          </table:table-cell>
          <table:table-cell office:value-type="string" calcext:value-type="string">
            <text:p>m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table:style-name="ce2" office:value-type="float" office:value="0.319" calcext:value-type="float">
            <text:p>0.319</text:p>
          </table:table-cell>
          <table:table-cell office:value-type="string" calcext:value-type="string">
            <text:p>m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table:style-name="ce2" table:formula="of:=1/(2*(1+[.C3]/[.C4]))" office:value-type="float" office:value="0.296399594320487" calcext:value-type="float">
            <text:p>0.296399594320487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table:style-name="ce2" table:formula="of:=([.C3]/[.C4])/(1+[.C3]/[.C4])" office:value-type="float" office:value="0.407200811359026" calcext:value-type="float">
            <text:p>0.407200811359026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style-name="ce2" office:value-type="float" office:value="0.08766" calcext:value-type="float">
            <text:p>0.08766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ase 1</text:p>
          </table:table-cell>
          <table:covered-table-cell table:style-name="ce2"/>
          <table:covered-table-cell/>
          <table:table-cell/>
          <table:table-cell table:style-name="ce1" office:value-type="string" calcext:value-type="string" table:number-columns-spanned="3" table:number-rows-spanned="1">
            <text:p>Case 5</text:p>
          </table:table-cell>
          <table:covered-table-cell table:style-name="ce2"/>
          <table:covered-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W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style-name="ce2" table:formula="of:=[.$C$6]*[.C12]*[.C13]" office:value-type="float" office:value="2.96399594320487" calcext:value-type="float">
            <text:p>2.9639959432048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f</text:p>
          </table:table-cell>
          <table:table-cell table:style-name="ce2" table:formula="of:=[.$C$6]*[.G12]*[.G13]" office:value-type="float" office:value="4.4459939148073" calcext:value-type="float">
            <text:p>4.445993914807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formula="of:=[.C14]/COS([.$C$8])" office:value-type="float" office:value="2.97542060050197" calcext:value-type="float">
            <text:p>2.9754206005019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r</text:p>
          </table:table-cell>
          <table:table-cell table:style-name="ce4" table:formula="of:=[.G14]/COS([.$C$8])" office:value-type="float" office:value="4.46313090075296" calcext:value-type="float">
            <text:p>4.4631309007529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table:formula="of:=[.C14]/COS([.$C$8])" office:value-type="float" office:value="2.97542060050197" calcext:value-type="float">
            <text:p>2.9754206005019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l</text:p>
          </table:table-cell>
          <table:table-cell table:style-name="ce4" table:formula="of:=[.G14]/COS([.$C$8])" office:value-type="float" office:value="4.46313090075296" calcext:value-type="float">
            <text:p>4.4631309007529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formula="of:=[.$C$7]*[.C12]*[.C13]" office:value-type="float" office:value="4.07200811359026" calcext:value-type="float">
            <text:p>4.07200811359026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b</text:p>
          </table:table-cell>
          <table:table-cell table:style-name="ce4" table:formula="of:=[.$C$7]*[.G12]*[.G13]" office:value-type="float" office:value="6.1080121703854" calcext:value-type="float">
            <text:p>6.108012170385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ase 2</text:p>
          </table:table-cell>
          <table:covered-table-cell table:style-name="ce2"/>
          <table:covered-table-cell/>
          <table:table-cell/>
          <table:table-cell table:style-name="ce1" office:value-type="string" calcext:value-type="string" table:number-columns-spanned="3" table:number-rows-spanned="1">
            <text:p>Case 6</text:p>
          </table:table-cell>
          <table:covered-table-cell table:style-name="ce2"/>
          <table:covered-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W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style-name="ce2" table:formula="of:=[.$C$6]*[.C20]*[.C21]" office:value-type="float" office:value="2.22299695740365" calcext:value-type="float">
            <text:p>2.22299695740365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f</text:p>
          </table:table-cell>
          <table:table-cell table:style-name="ce2" table:formula="of:=[.$C$6]*[.G20]*[.G21]" office:value-type="float" office:value="3.70499492900608" calcext:value-type="float">
            <text:p>3.70499492900608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formula="of:=[.C22]/COS([.$C$8])" office:value-type="float" office:value="2.23156545037648" calcext:value-type="float">
            <text:p>2.23156545037648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r</text:p>
          </table:table-cell>
          <table:table-cell table:style-name="ce4" table:formula="of:=[.G22]/COS([.$C$8])" office:value-type="float" office:value="3.71927575062746" calcext:value-type="float">
            <text:p>3.7192757506274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table:formula="of:=[.C22]/COS([.$C$8])" office:value-type="float" office:value="2.23156545037648" calcext:value-type="float">
            <text:p>2.23156545037648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l</text:p>
          </table:table-cell>
          <table:table-cell table:style-name="ce4" table:formula="of:=[.G22]/COS([.$C$8])" office:value-type="float" office:value="3.71927575062746" calcext:value-type="float">
            <text:p>3.7192757506274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formula="of:=[.$C$7]*[.C20]*[.C21]" office:value-type="float" office:value="3.0540060851927" calcext:value-type="float">
            <text:p>3.05400608519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b</text:p>
          </table:table-cell>
          <table:table-cell table:style-name="ce4" table:formula="of:=[.$C$7]*[.G20]*[.G21]" office:value-type="float" office:value="5.09001014198783" calcext:value-type="float">
            <text:p>5.0900101419878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ase 3</text:p>
          </table:table-cell>
          <table:covered-table-cell table:style-name="ce2"/>
          <table:covered-table-cell/>
          <table:table-cell/>
          <table:table-cell table:style-name="ce1" office:value-type="string" calcext:value-type="string" table:number-columns-spanned="3" table:number-rows-spanned="1">
            <text:p>Case 5</text:p>
          </table:table-cell>
          <table:covered-table-cell table:style-name="ce2"/>
          <table:covered-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3"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W</text:p>
          </table:table-cell>
          <table:table-cell table:style-name="ce3"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style-name="ce2" table:formula="of:=[.$C$6]*[.C28]*[.C29]" office:value-type="float" office:value="2.66759634888438" calcext:value-type="float">
            <text:p>2.66759634888438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f</text:p>
          </table:table-cell>
          <table:table-cell table:style-name="ce2" table:formula="of:=[.$C$6]*[.G28]*[.G29]" office:value-type="float" office:value="4.00139452332657" calcext:value-type="float">
            <text:p>4.00139452332657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formula="of:=[.C30]/COS([.$C$8])" office:value-type="float" office:value="2.67787854045177" calcext:value-type="float">
            <text:p>2.6778785404517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r</text:p>
          </table:table-cell>
          <table:table-cell table:style-name="ce4" table:formula="of:=[.G30]/COS([.$C$8])" office:value-type="float" office:value="4.01681781067766" calcext:value-type="float">
            <text:p>4.0168178106776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table:formula="of:=[.C30]/COS([.$C$8])" office:value-type="float" office:value="2.67787854045177" calcext:value-type="float">
            <text:p>2.6778785404517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l</text:p>
          </table:table-cell>
          <table:table-cell table:style-name="ce4" table:formula="of:=[.G30]/COS([.$C$8])" office:value-type="float" office:value="4.01681781067766" calcext:value-type="float">
            <text:p>4.0168178106776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formula="of:=[.$C$7]*[.C28]*[.C29]" office:value-type="float" office:value="3.66480730223124" calcext:value-type="float">
            <text:p>3.66480730223124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b</text:p>
          </table:table-cell>
          <table:table-cell table:style-name="ce4" table:formula="of:=[.$C$7]*[.G28]*[.G29]" office:value-type="float" office:value="5.49721095334686" calcext:value-type="float">
            <text:p>5.4972109533468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ase 4</text:p>
          </table:table-cell>
          <table:covered-table-cell table:style-name="ce2"/>
          <table:covered-table-cell/>
          <table:table-cell/>
          <table:table-cell table:style-name="ce1" office:value-type="string" calcext:value-type="string" table:number-columns-spanned="3" table:number-rows-spanned="1">
            <text:p>Case 5</text:p>
          </table:table-cell>
          <table:covered-table-cell table:style-name="ce2"/>
          <table:covered-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3"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W</text:p>
          </table:table-cell>
          <table:table-cell table:style-name="ce3"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style-name="ce2" table:formula="of:=[.$C$6]*[.C36]*[.C37]" office:value-type="float" office:value="2.00069726166329" calcext:value-type="float">
            <text:p>2.00069726166329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f</text:p>
          </table:table-cell>
          <table:table-cell table:style-name="ce2" table:formula="of:=[.$C$6]*[.G36]*[.G37]" office:value-type="float" office:value="3.33449543610548" calcext:value-type="float">
            <text:p>3.33449543610548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formula="of:=[.C38]/COS([.$C$8])" office:value-type="float" office:value="2.00840890533883" calcext:value-type="float">
            <text:p>2.00840890533883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r</text:p>
          </table:table-cell>
          <table:table-cell table:style-name="ce4" table:formula="of:=[.G38]/COS([.$C$8])" office:value-type="float" office:value="3.34734817556472" calcext:value-type="float">
            <text:p>3.3473481755647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table:formula="of:=[.C38]/COS([.$C$8])" office:value-type="float" office:value="2.00840890533883" calcext:value-type="float">
            <text:p>2.00840890533883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l</text:p>
          </table:table-cell>
          <table:table-cell table:style-name="ce4" table:formula="of:=[.G38]/COS([.$C$8])" office:value-type="float" office:value="3.34734817556472" calcext:value-type="float">
            <text:p>3.3473481755647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formula="of:=[.$C$7]*[.C36]*[.C37]" office:value-type="float" office:value="2.74860547667343" calcext:value-type="float">
            <text:p>2.74860547667343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Fb</text:p>
          </table:table-cell>
          <table:table-cell table:style-name="ce4" table:formula="of:=[.$C$7]*[.G36]*[.G37]" office:value-type="float" office:value="4.58100912778905" calcext:value-type="float">
            <text:p>4.5810091277890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7:40:26.698736936</meta:creation-date>
    <dc:date>2019-11-11T18:00:56.034056980</dc:date>
    <meta:editing-duration>PT9M34S</meta:editing-duration>
    <meta:editing-cycles>4</meta:editing-cycles>
    <meta:generator>LibreOffice/6.0.7.3$Linux_X86_64 LibreOffice_project/00m0$Build-3</meta:generator>
    <meta:document-statistic meta:table-count="1" meta:cell-count="170" meta:object-count="0"/>
  </office:meta>
</office:document-meta>
</file>